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8122194534086453081"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3648428163691420172"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867857836306899063"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7902327959564304991"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6211634204878594620"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136454135710436662"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4610200858765245782"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2131480784079552266"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4369286163531100349"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437085917103734333"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501326601102932667"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142799324588926691"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5069494103580977776"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5485719926291620826"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6905184431504412161"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6321633"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5220859037086921905"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1055266524079689290"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3059468867032223398"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4889411480217667130"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6926529253193651224"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6086616029580559559"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8618244465933315493"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1502019393240202380"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581719613506233958"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7322663624959508789"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8654482020984265871"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3284449683618286860"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308586081828221518"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777239760312898827"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7351144938282861159" text:style-name="L30">
        <text:list-item>
          <text:p text:style-name="P110">Player can remove states</text:p>
          <text:list>
            <text:list-item>
              <text:p text:style-name="P110">Player can pay 100g to remove a state</text:p>
            </text:list-item>
          </text:list>
        </text:list-item>
      </text:list>
      <text:list xml:id="list1638982084555080331"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6039541648912296662"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6615065854427034884"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3483520547592424652"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2866786635882662734" text:style-name="L35">
        <text:list-item>
          <text:p text:style-name="P54">Molotov</text:p>
          <text:list>
            <text:list-item>
              <text:p text:style-name="P54">Deal 5 Fire damage to all characters in a 3x3 area and apply 1 burning.</text:p>
            </text:list-item>
          </text:list>
        </text:list-item>
      </text:list>
      <text:list xml:id="list1578842089834656817" text:style-name="L36">
        <text:list-item>
          <text:p text:style-name="P55">Bottled Frost</text:p>
          <text:list>
            <text:list-item>
              <text:p text:style-name="P55">Apply pinned to all characters in a 3x3 area</text:p>
            </text:list-item>
          </text:list>
        </text:list-item>
      </text:list>
      <text:list xml:id="list8527032927134354684" text:style-name="L37">
        <text:list-item>
          <text:p text:style-name="P56">Poison Grenade</text:p>
          <text:list>
            <text:list-item>
              <text:p text:style-name="P56">Apply 2 poison to all characters in a 3x3 area</text:p>
            </text:list-item>
          </text:list>
        </text:list-item>
      </text:list>
      <text:list xml:id="list7530995844288149777" text:style-name="L38">
        <text:list-item>
          <text:p text:style-name="P57">Love Potion</text:p>
          <text:list>
            <text:list-item>
              <text:p text:style-name="P114">Apply 'Stunned' to a target</text:p>
            </text:list-item>
          </text:list>
        </text:list-item>
      </text:list>
      <text:list xml:id="list8908361927260529935"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1352917704309367090"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3595100407143412233"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7835616300953519472"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3324504351136079127"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4127855789435700801"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652591589693157308"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1139344465470493335"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c</text:p>
        </text:list-item>
        <text:list-item>
          <text:p text:style-name="P121">Sleep: Unable to take any actions. Any damage will cancel this effect. Expires on activation end.</text:p>
        </text:list-item>
      </text:list>
      <text:p text:style-name="P5"/>
      <text:p text:style-name="P4">Passive Traits (Non Stacking)</text:p>
      <text:list xml:id="list1363221739914515505"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5202868398706324796"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8432099094908550263"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6401840744908011763"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3880196210537433508"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4386444722278451760"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8533557519366516731"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3931224070327911359"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7755779054473502702"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6326906"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2876909184372442950"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8795721546458877546"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7245507641062867071"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7193220599635393854"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4828465507411290971"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3059113470647522274"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1971012309871036201"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8837342852573798638"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6332818" text:continue-list="list7193220599635393854"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473789614266104212"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4011576866847495052"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4514890864102121773" text:style-name="L66">
        <text:list-item>
          <text:p text:style-name="P124">Each elemental enemy has 100% immunity damage of its element type, e.g.</text:p>
          <text:list>
            <text:list-item>
              <text:p text:style-name="P124">Fire elemental has 100% fire resistance</text:p>
            </text:list-item>
          </text:list>
        </text:list-item>
      </text:list>
      <text:list xml:id="list7512776543408519124" text:style-name="L67">
        <text:list-item>
          <text:p text:style-name="P125">Fire Elemental</text:p>
          <text:list>
            <text:list-item>
              <text:p text:style-name="P125">Fiery Presence (Passive)</text:p>
            </text:list-item>
            <text:list-item>
              <text:p text:style-name="P125">Fire Ball</text:p>
            </text:list-item>
            <text:list-item>
              <text:p text:style-name="P125">Fire Nova</text:p>
            </text:list-item>
          </text:list>
        </text:list-item>
      </text:list>
      <text:list xml:id="list8970546106830816012"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3685639199744576820"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3857681452392537906"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2999376603916731018"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2641186155082764883"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346558418808689760"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6817573912722837332"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8040374953748697862"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2943960671165852733"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8356563778345776186"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8238132764420064531" text:style-name="L78">
        <text:list-item>
          <text:p text:style-name="P136">Skeleton Necromancer Rework</text:p>
        </text:list-item>
      </text:list>
      <text:list xml:id="list7323721928485055655"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8461981033635109577"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2095388343792894872"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8743484591211618157"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3265585739294600855"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8255209955122803191"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5480086979915802540"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7256810501098836178"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4703828488833375035"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6423892985365665227"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8373761620472253854"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493176668863460653"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7091431981019211606"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6049479958153110629"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2734078116656047042"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2418392193135677088" text:style-name="L94">
        <text:list-item>
          <text:p text:style-name="P152">Instead of designing more act 2 enemies, for the short term, we could use the same encounters, but increase all enemies health, damage, wisdom etc</text:p>
        </text:list-item>
      </text:list>
      <text:p text:style-name="P5"/>
      <text:list xml:id="list7449119910969919632" text:style-name="L95">
        <text:list-item>
          <text:p text:style-name="P153">Item reward screens may need to have 4 or 5 options instead of 3, since there are so many items in the game now</text:p>
        </text:list-item>
      </text:list>
      <text:p text:style-name="P5"/>
      <text:p text:style-name="P7">Powers</text:p>
      <text:list xml:id="list5295917029144142511"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7852964409646035957"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6680856470826825916"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list xml:id="list2795646984809088913" text:style-name="L99">
        <text:list-item>
          <text:p text:style-name="P158">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pan text:style-name="T3">Whomsoever takes up this blade shall wield power eternal. Just as the blade rends flesh, so must power scar the spirit.</text:span> </text:p>
      <text:p text:style-name="P12"/>
      <text:list xml:id="list36333255" text:continue-list="list7852964409646035957" text:style-name="L97">
        <text:list-header>
          <text:p text:style-name="P160"/>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930206503840569305" text:style-name="L100">
        <text:list-header>
          <text:p text:style-name="P159">8. Shady Trader</text:p>
        </text:list-header>
      </text:list>
      <text:p text:style-name="P12">Option 1: Pay 30g, Gain a random common item (repeatable)</text:p>
      <text:p text:style-name="P12"><text:soft-page-break/>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text:soft-page-break/>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text:soft-page-break/>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8142538197772541620" text:style-name="L101">
        <text:list-header>
          <text:p text:style-name="P162"><text:soft-page-break/>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7480962036897021646" text:style-name="L102">
        <text:list-item>
          <text:p text:style-name="P161">some powers should have a negative effect as well e.g.</text:p>
        </text:list-item>
        <text:list-item>
          <text:p text:style-name="P161">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6971352400193901660" text:style-name="L103">
        <text:list-item>
          <text:p text:style-name="P78">Each act has 9 encounter rows and then 1 boss fight</text:p>
        </text:list-item>
        <text:list-item>
          <text:p text:style-name="P78"><text:soft-page-break/>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6030827910317390511" text:style-name="L104">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text:soft-page-break/>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3766643481319833307" text:style-name="L105">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7131091087744792547" text:style-name="L106">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6021675685660469911" text:style-name="L107">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6756046893007840143" text:style-name="L108">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ext:soft-page-break/>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5822906173984981071" text:style-name="L109">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6551955310292955649" text:style-name="L110">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1416435117695687243" text:style-name="L111">
        <text:list-item>
          <text:p text:style-name="P86">Main Hand</text:p>
          <text:list>
            <text:list-item>
              <text:p text:style-name="P86">1h melee weapon</text:p>
              <text:list>
                <text:list-item>
                  <text:p text:style-name="P86"><text:soft-page-break/>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4914720570942406439" text:style-name="L112">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2839766996567357908" text:style-name="L113">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text:soft-page-break/>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6306490" text:continue-numbering="true" text:style-name="L113">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335762934218200737" text:style-name="L114">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4618232780022361146" text:style-name="L115">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text:soft-page-break/>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421563093347002811" text:style-name="L116">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5070330146472124855" text:style-name="L117">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text:soft-page-break/>Kings Blessing Game Start Event</text:p>
      <text:p text:style-name="P1"/>
      <text:list xml:id="list9159595452464691889" text:style-name="L118">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6462256428330995509" text:style-name="L119">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6852937021212857460" text:style-name="L120">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text:soft-page-break/>Enemies Encounters</text:p>
      <text:p text:style-name="P1">WHAT RESISTANCES SHOULD EACH ENEMY HAVE??</text:p>
      <text:list xml:id="list8317730731745822157" text:style-name="L121">
        <text:list-item>
          <text:p text:style-name="P96">Basic</text:p>
        </text:list-item>
      </text:list>
      <text:list xml:id="list2810572224194807930" text:style-name="L122">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3178557266028187553" text:style-name="L123">
        <text:list-item>
          <text:p text:style-name="P98">Skeleton Gang</text:p>
          <text:list>
            <text:list-item>
              <text:p text:style-name="P98">3x random skeleton</text:p>
            </text:list-item>
          </text:list>
        </text:list-item>
      </text:list>
      <text:list xml:id="list7244309651850467435" text:style-name="L124">
        <text:list-item>
          <text:p text:style-name="P99">Elemental Pack</text:p>
          <text:list>
            <text:list-item>
              <text:p text:style-name="P99">3x random elemental</text:p>
            </text:list-item>
          </text:list>
        </text:list-item>
      </text:list>
      <text:list xml:id="list7158816229874746475" text:style-name="L125">
        <text:list-item>
          <text:p text:style-name="P100">Necromancer</text:p>
          <text:list>
            <text:list-item>
              <text:p text:style-name="P100">1x necromancer</text:p>
            </text:list-item>
          </text:list>
        </text:list-item>
      </text:list>
      <text:p text:style-name="P1">Elites</text:p>
      <text:list xml:id="list4907609312450175015" text:style-name="L126">
        <text:list-item>
          <text:p text:style-name="P101">Skeleton Mega gang</text:p>
          <text:list>
            <text:list-item>
              <text:p text:style-name="P101">5x random skeleton</text:p>
            </text:list-item>
          </text:list>
        </text:list-item>
      </text:list>
      <text:list xml:id="list6914741850918445745" text:style-name="L127">
        <text:list-item>
          <text:p text:style-name="P102">Elemental Mega Pack</text:p>
          <text:list>
            <text:list-item>
              <text:p text:style-name="P102">5x random elemental</text:p>
            </text:list-item>
          </text:list>
        </text:list-item>
      </text:list>
      <text:list xml:id="list5130148528082146136" text:style-name="L128">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5729033294847497268" text:style-name="L129">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text:soft-page-break/>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4T16:10:16.55</dc:date>
    <dc:creator>will black</dc:creator>
    <meta:editing-duration>P31DT10H36M20S</meta:editing-duration>
    <meta:editing-cycles>1012</meta:editing-cycles>
    <meta:generator>OpenOffice/4.1.6$Win32 OpenOffice.org_project/416m1$Build-9790</meta:generator>
    <meta:document-statistic meta:table-count="0" meta:image-count="0" meta:object-count="0" meta:page-count="47" meta:paragraph-count="1131" meta:word-count="9830" meta:character-count="53356"/>
  </office:meta>
</office:document-meta>
</file>